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</office:automatic-styles>
  <office:body>
    <office:presentation>
      <draw:page draw:name="Slide1" draw:style-name="a380" draw:master-page-name="Master1-Layout1-title-Diapositive-de-titre" presentation:presentation-page-layout-name="Master1-PPL1" draw:id="Slide-256">
        <draw:frame draw:id="id63" presentation:style-name="a381" draw:name="Titre 1" svg:x="1.66667in" svg:y="1.22743in" svg:width="10in" svg:height="2.61111in" presentation:class="title" presentation:placeholder="true">
          <draw:text-box/>
          <svg:title/>
          <svg:desc/>
        </draw:frame>
        <draw:frame draw:id="id64" presentation:style-name="a382" draw:name="Sous-titre 2" svg:x="1.66667in" svg:y="3.93924in" svg:width="10in" svg:height="1.81076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4" draw:name="Espace réservé du titre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Espace réservé du texte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ce réservé de la date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Espace réservé du pied de page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ce réservé du numéro de diapositiv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r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ous-titr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Espace réservé de la date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Espace réservé du pied de page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ce réservé du numéro de diapositiv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r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Espace réservé du contenu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ce réservé de la date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Espace réservé du pied de page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ce réservé du numéro de diapositiv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r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Espace réservé du texte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Espace réservé de la date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Espace réservé du pied de page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ce réservé du numéro de diapositiv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r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Espace réservé du contenu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ce réservé du contenu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ce réservé de la date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Espace réservé du pied de page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ce réservé du numéro de diapositiv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r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Espace réservé du texte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Espace réservé du contenu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ce réservé du texte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Espace réservé du contenu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ce réservé de la date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Espace réservé du pied de page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ce réservé du numéro de diapositiv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r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Espace réservé de la date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Espace réservé du pied de page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ce réservé du numéro de diapositiv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Espace réservé de la date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Espace réservé du pied de page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ce réservé du numéro de diapositiv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r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Espace réservé du contenu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ce réservé du texte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Espace réservé de la date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Espace réservé du pied de page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ce réservé du numéro de diapositiv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r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5" draw:name="Espace réservé pour une image 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ce réservé du texte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4" draw:name="Espace réservé de la date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Espace réservé du pied de page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ce réservé du numéro de diapositiv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2">
      <draw:frame draw:id="id53" presentation:style-name="a316" draw:name="Titr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odifiez le style du titre</text:span><text:span text:style-name="a314" text:class-names=""/></text:p>
        </draw:text-box>
        <svg:title/>
        <svg:desc/>
      </draw:frame>
      <draw:frame draw:id="id54" presentation:style-name="a333" draw:name="Espace réservé du texte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z pour modifier les styles du texte du masqu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Deuxièm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Cinquièm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ce réservé de la date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Espace réservé du pied de page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ce réservé du numéro de diapositiv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6">
      <draw:frame draw:id="id58" presentation:style-name="a350" draw:name="Titre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odifiez le style du titre</text:span><text:span text:style-name="a348" text:class-names=""/></text:p>
        </draw:text-box>
        <svg:title/>
        <svg:desc/>
      </draw:frame>
      <draw:frame draw:id="id59" presentation:style-name="a367" draw:name="Espace réservé du texte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z pour modifier les styles du texte du masqu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Deuxièm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Cinquièm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ce réservé de la date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Espace réservé du pied de page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ce réservé du numéro de diapositiv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description/>
    <dc:subject/>
    <meta:initial-creator/>
    <dc:creator>Microsoft Office User</dc:creator>
    <meta:creation-date>2020-08-22T22:29:27Z</meta:creation-date>
    <dc:date>2020-08-22T22:30:05Z</dc:date>
    <meta:editing-cycles>1</meta:editing-cycles>
    <meta:editing-duration>PT38S</meta:editing-duration>
    <meta:document-statistic meta:paragraph-count="0" meta:word-count="0"/>
  </office:meta>
</office:document-meta>
</file>